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fo:font-size="14pt" style:text-underline-style="solid" style:text-underline-width="auto" style:text-underline-color="font-color" officeooo:rsid="001cd9bd" officeooo:paragraph-rsid="001cd9bd" style:font-size-asian="12.25pt" style:font-size-complex="14pt"/>
    </style:style>
    <style:style style:name="P2" style:family="paragraph" style:parent-style-name="Standard">
      <style:paragraph-properties fo:line-height="200%"/>
      <style:text-properties officeooo:rsid="0022fd7d" officeooo:paragraph-rsid="0022fd7d"/>
    </style:style>
    <style:style style:name="P3" style:family="paragraph" style:parent-style-name="Standard">
      <style:paragraph-properties fo:line-height="200%"/>
      <style:text-properties officeooo:paragraph-rsid="0013325a"/>
    </style:style>
    <style:style style:name="P4" style:family="paragraph" style:parent-style-name="Standard">
      <style:paragraph-properties fo:line-height="200%"/>
      <style:text-properties officeooo:paragraph-rsid="0018d277"/>
    </style:style>
    <style:style style:name="P5" style:family="paragraph" style:parent-style-name="Standard">
      <style:paragraph-properties fo:line-height="200%"/>
      <style:text-properties officeooo:paragraph-rsid="001cd9bd"/>
    </style:style>
    <style:style style:name="P6" style:family="paragraph" style:parent-style-name="Standard">
      <style:paragraph-properties fo:line-height="200%"/>
      <style:text-properties officeooo:paragraph-rsid="0021f3cd"/>
    </style:style>
    <style:style style:name="P7" style:family="paragraph" style:parent-style-name="Standard">
      <style:paragraph-properties fo:line-height="200%"/>
      <style:text-properties officeooo:paragraph-rsid="0020563c"/>
    </style:style>
    <style:style style:name="P8" style:family="paragraph" style:parent-style-name="Footnote">
      <style:text-properties officeooo:rsid="0013325a" officeooo:paragraph-rsid="0013325a"/>
    </style:style>
    <style:style style:name="P9" style:family="paragraph" style:parent-style-name="Footnote">
      <style:text-properties officeooo:rsid="0017464a" officeooo:paragraph-rsid="0017464a"/>
    </style:style>
    <style:style style:name="P10" style:family="paragraph" style:parent-style-name="Footnote">
      <style:text-properties officeooo:rsid="0021e0d1" officeooo:paragraph-rsid="0021e0d1"/>
    </style:style>
    <style:style style:name="T1" style:family="text">
      <style:text-properties officeooo:rsid="0013325a"/>
    </style:style>
    <style:style style:name="T2" style:family="text">
      <style:text-properties fo:font-style="italic" style:font-style-asian="italic" style:font-style-complex="italic"/>
    </style:style>
    <style:style style:name="T3" style:family="text">
      <style:text-properties fo:font-style="italic" officeooo:rsid="0013325a" style:font-style-asian="italic" style:font-style-complex="italic"/>
    </style:style>
    <style:style style:name="T4" style:family="text">
      <style:text-properties fo:font-style="italic" officeooo:rsid="0022fd7d" style:font-style-asian="italic" style:font-style-complex="italic"/>
    </style:style>
    <style:style style:name="T5" style:family="text">
      <style:text-properties fo:font-style="normal" officeooo:rsid="0013325a" style:font-style-asian="normal" style:font-style-complex="normal"/>
    </style:style>
    <style:style style:name="T6" style:family="text">
      <style:text-properties fo:font-style="normal" officeooo:rsid="0013e2e0" style:font-style-asian="normal" style:font-style-complex="normal"/>
    </style:style>
    <style:style style:name="T7" style:family="text">
      <style:text-properties fo:font-style="normal" officeooo:rsid="0014027a" style:font-style-asian="normal" style:font-style-complex="normal"/>
    </style:style>
    <style:style style:name="T8" style:family="text">
      <style:text-properties fo:font-style="normal" officeooo:rsid="0015b972" style:font-style-asian="normal" style:font-style-complex="normal"/>
    </style:style>
    <style:style style:name="T9" style:family="text">
      <style:text-properties fo:font-style="normal" officeooo:rsid="001a0f36" style:font-style-asian="normal" style:font-style-complex="normal"/>
    </style:style>
    <style:style style:name="T10" style:family="text">
      <style:text-properties fo:font-style="normal" fo:font-weight="normal" officeooo:rsid="0016d890" style:font-style-asian="normal" style:font-weight-asian="normal" style:font-style-complex="normal" style:font-weight-complex="normal"/>
    </style:style>
    <style:style style:name="T11" style:family="text">
      <style:text-properties fo:font-style="normal" fo:font-weight="normal" officeooo:rsid="0018d277" style:font-style-asian="normal" style:font-weight-asian="normal" style:font-style-complex="normal" style:font-weight-complex="normal"/>
    </style:style>
    <style:style style:name="T12" style:family="text">
      <style:text-properties fo:font-style="normal" fo:font-weight="normal" officeooo:rsid="001a0f36" style:font-style-asian="normal" style:font-weight-asian="normal" style:font-style-complex="normal" style:font-weight-complex="normal"/>
    </style:style>
    <style:style style:name="T13" style:family="text">
      <style:text-properties fo:font-style="normal" fo:font-weight="normal" officeooo:rsid="001b64a7" style:font-style-asian="normal" style:font-weight-asian="normal" style:font-style-complex="normal" style:font-weight-complex="normal"/>
    </style:style>
    <style:style style:name="T14" style:family="text">
      <style:text-properties fo:font-style="normal" fo:font-weight="normal" officeooo:rsid="001b81b9" style:font-style-asian="normal" style:font-weight-asian="normal" style:font-style-complex="normal" style:font-weight-complex="normal"/>
    </style:style>
    <style:style style:name="T15" style:family="text">
      <style:text-properties fo:font-style="normal" fo:font-weight="normal" officeooo:rsid="001bf418" style:font-style-asian="normal" style:font-weight-asian="normal" style:font-style-complex="normal" style:font-weight-complex="normal"/>
    </style:style>
    <style:style style:name="T16" style:family="text">
      <style:text-properties fo:font-style="normal" fo:font-weight="normal" officeooo:rsid="001cd9bd" style:font-style-asian="normal" style:font-weight-asian="normal" style:font-style-complex="normal" style:font-weight-complex="normal"/>
    </style:style>
    <style:style style:name="T17" style:family="text">
      <style:text-properties fo:font-style="normal" fo:font-weight="normal" officeooo:rsid="001ed791" style:font-style-asian="normal" style:font-weight-asian="normal" style:font-style-complex="normal" style:font-weight-complex="normal"/>
    </style:style>
    <style:style style:name="T18" style:family="text">
      <style:text-properties style:font-name="Liberation Serif" fo:font-style="normal" officeooo:rsid="0014027a" style:font-style-asian="normal" style:font-style-complex="normal"/>
    </style:style>
    <style:style style:name="T19" style:family="text">
      <style:text-properties style:font-name="Liberation Serif" fo:font-size="12pt" fo:font-style="normal" style:text-underline-style="none" fo:font-weight="normal" officeooo:rsid="0020563c" style:font-size-asian="12pt" style:font-style-asian="normal" style:font-weight-asian="normal" style:font-size-complex="12pt" style:font-style-complex="normal" style:font-weight-complex="normal"/>
    </style:style>
    <style:style style:name="T20" style:family="text">
      <style:text-properties fo:font-size="14pt" fo:font-style="normal" style:text-underline-style="solid" style:text-underline-width="auto" style:text-underline-color="font-color" fo:font-weight="normal" officeooo:rsid="001cd9bd" style:font-size-asian="14pt" style:font-style-asian="normal" style:font-weight-asian="normal" style:font-size-complex="14pt" style:font-style-complex="normal" style:font-weight-complex="normal"/>
    </style:style>
    <style:style style:name="T21" style:family="text">
      <style:text-properties fo:font-size="14pt" fo:font-style="normal" style:text-underline-style="none" fo:font-weight="normal" officeooo:rsid="001cd9bd" style:font-size-asian="14pt" style:font-style-asian="normal" style:font-weight-asian="normal" style:font-size-complex="14pt" style:font-style-complex="normal" style:font-weight-complex="normal"/>
    </style:style>
    <style:style style:name="T22" style:family="text">
      <style:text-properties officeooo:rsid="0020563c"/>
    </style:style>
    <style:style style:name="T23" style:family="text">
      <style:text-properties fo:font-size="12pt" style:font-size-asian="12pt" style:font-size-complex="12pt"/>
    </style:style>
    <style:style style:name="T24" style:family="text">
      <style:text-properties fo:font-size="12pt" officeooo:rsid="0020563c" style:font-size-asian="12pt" style:font-size-complex="12pt"/>
    </style:style>
    <style:style style:name="T25" style:family="text">
      <style:text-properties fo:font-size="12pt" fo:font-style="normal" style:text-underline-style="none" fo:font-weight="normal" officeooo:rsid="001ed791"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1cd9bd"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20563c" style:font-size-asian="12pt" style:font-style-asian="normal" style:font-weight-asian="normal" style:font-size-complex="12pt" style:font-style-complex="normal" style:font-weight-complex="normal"/>
    </style:style>
    <style:style style:name="T28"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9" style:family="text">
      <style:text-properties style:text-outline="false" style:text-line-through-style="none" style:text-line-through-type="none" style:font-name="Liberation Serif" fo:font-size="12pt" fo:font-style="normal" fo:text-shadow="none" style:text-underline-style="none" fo:font-weight="normal" officeooo:rsid="0020563c" style:font-size-asian="12pt" style:font-style-asian="normal" style:font-weight-asian="normal" style:font-size-complex="12pt" style:text-emphasize="none"/>
    </style:style>
    <style:style style:name="T30" style:family="text">
      <style:text-properties officeooo:rsid="0021e0d1"/>
    </style:style>
    <style:style style:name="T31" style:family="text">
      <style:text-properties officeooo:rsid="0021f3cd"/>
    </style:style>
    <style:style style:name="T32" style:family="text">
      <style:text-properties officeooo:rsid="0022fd7d"/>
    </style:style>
    <style:style style:name="T33" style:family="text">
      <style:text-properties officeooo:rsid="00236c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onnect Four Dataset</text:p>
      <text:p text:style-name="P3"><text:tab/><text:span text:style-name="T1">The first classification that will be looked at is the classification of several states of a popular strategy game, </text:span><text:span text:style-name="T3">Connect Four. </text:span><text:span text:style-name="T5">For the purpose of this analysis paper, it is assumed that the reader is familiar with the game</text:span><text:span text:style-name="T5"><text:note text:id="ftn0" text:note-class="footnote"><text:note-citation>1</text:note-citation><text:note-body><text:p text:style-name="P8">For quick instructions and an addictive online version of the game please see http://www.knowledgeadventure.com/games/connect-four/</text:p></text:note-body></text:note></text:span><text:span text:style-name="T5">. The data contains 67557 instances with all 42 grid-space features (seven by six) <text:s/>which represent each space in the grid of the game. <text:s/>Each feature contains one of three discrete values that represent the state of the space in the game. A space can either be taken by player 1, labeled in the data as 'x', taken by player 2, 'o', or is taken by neither player and is blank, 'b'. The last feature is the classification </text:span><text:span text:style-name="T6">which is one of three possible classes: 'win' – player one wins the game from this state, 'lose' – player 1 loses the game from this state. 'draw' – neither player wins the game from this state. </text:span><text:span text:style-name="T7">There is no missing information from the data. </text:span><text:span text:style-name="T9">It is unclear how the games were played. It seems that the data was produced by iterative play of several games, but it remains unclear how the players are defined. Are they human, machines, monkeys? Despite this, the data and classification problem still remains interesting as all possible definitions of a player are bound to make mistakes. </text:span></text:p>
      <text:p text:style-name="P4"><text:span text:style-name="T7"><text:tab/>Based on the instances of the data, the problem is to find a learning method to classify the final result from a current state of a game. It is important to note that the 67,557 instances within the data only represent a small fraction to the astronomical number of possible states that the game could take, </text:span><text:span text:style-name="T10"><text:s/></text:span><text:span text:style-name="Teletype"><text:span text:style-name="T18">4,531,985,219,092</text:span></text:span><text:span text:style-name="T10"><text:note text:id="ftn1" text:note-class="footnote"><text:note-citation>2</text:note-citation><text:note-body><text:p text:style-name="P9"><text:a xlink:type="simple" xlink:href="http://oeis.org/A212693">http://oeis.org/A212693</text:a> gives a brief description of <text:s/>a<text:span text:style-name="T22">n algorithm that</text:span> compute<text:span text:style-name="T22">s</text:span> this number</text:p></text:note-body></text:note></text:span><text:span text:style-name="T7">. <text:s/></text:span><text:span text:style-name="T8"><text:s/></text:span><text:span text:style-name="T10">For a given turn, there are </text:span><text:span text:style-name="T17">usually </text:span><text:span text:style-name="T10">7 possible moves, and once a legal winning move is made there will be no need to continue the game. </text:span></text:p>
      <text:p text:style-name="P5"><text:span text:style-name="T10"><text:tab/></text:span><text:span text:style-name="T11">In despite of the large amount of possible states a single game can hold, a game can be iteratively played over and over resulting in same states with a different classification. Intuitively, the earlier states of the game will be more susceptible to this </text:span><text:span text:style-name="T13">and be harder to classify</text:span><text:span text:style-name="T11">, and as a game continues on </text:span><text:span text:style-name="T13">the states will</text:span><text:span text:style-name="T11"> </text:span><text:span text:style-name="T12">converge toward a </text:span><text:span text:style-name="T13">particular </text:span><text:span text:style-name="T12">classification based on the layout of the grid </text:span><text:span text:style-name="T13">at that instance </text:span><text:span text:style-name="T15">and be easier to classify</text:span><text:span text:style-name="T12">.</text:span><text:span text:style-name="T11"> </text:span><text:span text:style-name="T15">Therefore, a particular module must learn how to deal with these </text:span><text:span text:style-name="T16">earlier</text:span><text:span text:style-name="T15"> or 'noisier' instances of the dataset.</text:span><text:span text:style-name="T13"> </text:span><text:span text:style-name="T16">I</text:span><text:span text:style-name="T13">n </text:span><text:span text:style-name="T14">actuality, a player could likely make a </text:span><text:soft-page-break/><text:span text:style-name="T14">mistake resulting in instances that will be difficult to classify, and this will force a </text:span><text:span text:style-name="T16">successful module to be much more</text:span><text:span text:style-name="T14"> more sophisticated </text:span><text:span text:style-name="T16">in its way of </text:span><text:span text:style-name="T14"><text:s/>represent this.</text:span></text:p>
      <text:p text:style-name="P5"/>
      <text:p text:style-name="P5"><text:span text:style-name="T20">The Forest Coverage Dataset</text:span></text:p>
      <text:p text:style-name="P6"><text:span text:style-name="T21"><text:tab/></text:span><text:span text:style-name="T26">The second </text:span><text:span text:style-name="T25">classification problem will look at a </text:span><text:span text:style-name="T26">dataset of </text:span><text:span text:style-name="T25">features from </text:span><text:span text:style-name="T26">terrain in </text:span><text:span text:style-name="T27">30 by 30 meter</text:span><text:span text:style-name="T26"> </text:span><text:span text:style-name="T27">areas</text:span><text:span text:style-name="T26"> </text:span><text:span text:style-name="T25">that classify the </text:span><text:span text:style-name="T27">forest</text:span><text:span text:style-name="T25"> coverage type for t</text:span><text:span text:style-name="T27">he areas</text:span><text:span text:style-name="T25">. </text:span><text:span text:style-name="T23">Th</text:span><text:span text:style-name="T24">e </text:span><text:span text:style-name="T23">study area includes four wilderness areas located in the Roosevelt National Forest of northern Colorado. </text:span><text:span text:style-name="T25"><text:s/></text:span><text:span text:style-name="T27">The dataset contains</text:span><text:span text:style-name="T19"> </text:span><text:span text:style-name="T28">15,12</text:span><text:span text:style-name="T29">1</text:span><text:span text:style-name="T28"> </text:span><text:span text:style-name="T29">instances, </text:span>12 measures, but 54 columns of data (10 quantitative variables: <text:span text:style-name="T31">e</text:span>levation in meters, <text:span text:style-name="T31">a</text:span>spect in degrees azimuth, <text:span text:style-name="T31">s</text:span>lope in degrees, <text:span text:style-name="T31">h</text:span>or<text:span text:style-name="T31">i</text:span>z<text:span text:style-name="T31">ontal</text:span> <text:span text:style-name="T31">d</text:span>ist<text:span text:style-name="T31">ance</text:span> <text:span text:style-name="T31">in meters </text:span>to nearest surface water, <text:span text:style-name="T31">v</text:span>ert<text:span text:style-name="T31">ical</text:span> <text:span text:style-name="T31">d</text:span>ist<text:span text:style-name="T31">ance in meters</text:span> to nearest surface water features, <text:span text:style-name="T31">h</text:span>or<text:span text:style-name="T31">izontal</text:span> <text:span text:style-name="T31">d</text:span>ist<text:span text:style-name="T31">ance in meters</text:span> to nearest roadway, <text:s/><text:span text:style-name="T31">h</text:span>illshade index at 9am, <text:span text:style-name="T31">Noon, and 3 pm ( index from 0 to 255), h</text:span>or<text:span text:style-name="T31">i</text:span>z<text:span text:style-name="T31">ontal</text:span> <text:span text:style-name="T31">d</text:span>ist<text:span text:style-name="T31">ance</text:span> <text:span text:style-name="T31">in meters </text:span>to nearest wildfire ignition points. <text:span text:style-name="T31">4 binary w</text:span>ilderness areas and 40 binary soil type variables). <text:span text:style-name="T30">Note that each instance will contain only a single soil type and a single wilderness area with value 1 and the rest are 0.</text:span> <text:s/><text:span text:style-name="T30">There are seven possible classification labels for the different forest coverages. They are represented with as following: </text:span>Forest Cover Type Classes: <text:s text:c="2"/>1 – Spruce/Fir, 2 -- Lodgepole Pine, 3 -- Ponderosa Pine, 4 – Cottonwood/Willow, 5 – Aspen, <text:span text:style-name="T30">6</text:span> – Douglas-fir, 7 -- Krummholz<text:note text:id="ftn2" text:note-class="footnote"><text:note-citation>3</text:note-citation><text:note-body><text:p text:style-name="P10">This label is changed to 0 for the neural network portion of the analysis due to the nature of the algorithms implemented. </text:p></text:note-body></text:note>. </text:p>
      <text:p text:style-name="P6"><text:tab/><text:span text:style-name="T32">Given 7 possible classifications for the data, it will be interesting to see how different learning methods fit the data properly. In the notes given with the data from UCI it stated that orginally two particular algorithms were used <text:s/>to classify this problem, </text:span><text:span text:style-name="T4">“</text:span><text:span text:style-name="T2">Two predictive models were examined in this study, a <text:s/>feedforward neural network model and a more traditional statistical model based on discriminant analysis. ... The final neural network model had a higher absolute classification accuracy (70.58%) than the final corresponding linear discriminant analysis model(58.38%) “</text:span></text:p>
      <text:p text:style-name="P2"><text:span text:style-name="T33">This seems rather low for a proper learning algorithm and perhaps can be improved greatly taking different learning algorithms like the five that will be used in this analysis. </text:span>An interesting aspect of <text:soft-page-break/>this particular problem is that the features that must be fit<text:span text:style-name="T33">ted</text:span> <text:span text:style-name="T33">by</text:span> the module encapsulates both discrete and continuous data. </text:p>
      <text:p text:style-name="P2"/>
      <text:p text:style-name="P2"/>
      <text:p text:style-name="P7"><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1T14:45:31.173993600</meta:creation-date>
    <dc:date>2015-02-01T19:09:15.380978323</dc:date>
    <meta:editing-duration>PT3H53M41S</meta:editing-duration>
    <meta:editing-cycles>7</meta:editing-cycles>
    <meta:generator>LibreOffice/4.2.7.2$Linux_X86_64 LibreOffice_project/420m0$Build-2</meta:generator>
    <meta:document-statistic meta:table-count="0" meta:image-count="0" meta:object-count="0" meta:page-count="3" meta:paragraph-count="11" meta:word-count="819" meta:character-count="4991" meta:non-whitespace-character-count="4152"/>
  </office:meta>
</office:document-meta>
</file>